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5625in" table:align="left" style:writing-mode="rl-tb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2aa1da"/>
    </style:style>
    <style:style style:name="P4" style:family="paragraph" style:parent-style-name="Footnote">
      <style:text-properties officeooo:paragraph-rsid="0382904d"/>
    </style:style>
    <style:style style:name="P5" style:family="paragraph" style:parent-style-name="Footnote">
      <style:text-properties officeooo:paragraph-rsid="03889b9f"/>
    </style:style>
    <style:style style:name="P6" style:family="paragraph" style:parent-style-name="Text_20_body" style:list-style-name="L10">
      <style:text-properties officeooo:rsid="034a79d0" officeooo:paragraph-rsid="034d7f0d"/>
    </style:style>
    <style:style style:name="P7" style:family="paragraph" style:parent-style-name="Text_20_body">
      <style:text-properties officeooo:rsid="036a1fa6" officeooo:paragraph-rsid="036b5a79"/>
    </style:style>
    <style:style style:name="P8" style:family="paragraph" style:parent-style-name="Text_20_body">
      <style:text-properties officeooo:rsid="036ba0d0" officeooo:paragraph-rsid="036ba0d0"/>
    </style:style>
    <style:style style:name="P9" style:family="paragraph" style:parent-style-name="Text_20_body">
      <style:text-properties officeooo:rsid="036ff332" officeooo:paragraph-rsid="036ff332"/>
    </style:style>
    <style:style style:name="P10" style:family="paragraph" style:parent-style-name="Text_20_body">
      <style:text-properties officeooo:rsid="0377631c" officeooo:paragraph-rsid="0377631c"/>
    </style:style>
    <style:style style:name="P11" style:family="paragraph" style:parent-style-name="Text_20_body">
      <style:text-properties officeooo:rsid="037a572d" officeooo:paragraph-rsid="037a572d"/>
    </style:style>
    <style:style style:name="P12" style:family="paragraph" style:parent-style-name="Text_20_body">
      <style:text-properties officeooo:rsid="037a572d" officeooo:paragraph-rsid="038ace37"/>
    </style:style>
    <style:style style:name="P13" style:family="paragraph" style:parent-style-name="Text_20_body">
      <style:text-properties officeooo:rsid="037c0af8" officeooo:paragraph-rsid="03893247"/>
    </style:style>
    <style:style style:name="P14" style:family="paragraph" style:parent-style-name="Text_20_body">
      <style:text-properties officeooo:rsid="038e3325" officeooo:paragraph-rsid="038e3325"/>
    </style:style>
    <style:style style:name="P15" style:family="paragraph" style:parent-style-name="Heading_20_1">
      <style:text-properties officeooo:rsid="036a1fa6" officeooo:paragraph-rsid="036a1fa6"/>
    </style:style>
    <style:style style:name="P16" style:family="paragraph" style:parent-style-name="Table_20_Contents">
      <style:paragraph-properties fo:text-align="center" style:justify-single-word="false"/>
      <style:text-properties officeooo:rsid="037543fb" officeooo:paragraph-rsid="037543fb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3711f4b" officeooo:paragraph-rsid="03711f4b" style:font-weight-asian="bold" style:font-weight-complex="bold"/>
    </style:style>
    <style:style style:name="P18" style:family="paragraph" style:parent-style-name="Table_20_Contents">
      <style:text-properties fo:font-weight="bold" officeooo:rsid="03711f4b" officeooo:paragraph-rsid="0373a2a2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371dbc5" officeooo:paragraph-rsid="0371dbc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6b5a79" style:font-weight-asian="bold" style:font-weight-complex="bold"/>
    </style:style>
    <style:style style:name="T3" style:family="text">
      <style:text-properties officeooo:rsid="034d7f0d"/>
    </style:style>
    <style:style style:name="T4" style:family="text">
      <style:text-properties officeooo:rsid="036b5a79"/>
    </style:style>
    <style:style style:name="T5" style:family="text">
      <style:text-properties officeooo:rsid="036e11bf"/>
    </style:style>
    <style:style style:name="T6" style:family="text">
      <style:text-properties officeooo:rsid="0371dbc5"/>
    </style:style>
    <style:style style:name="T7" style:family="text">
      <style:text-properties officeooo:rsid="037608bd"/>
    </style:style>
    <style:style style:name="T8" style:family="text">
      <style:text-properties officeooo:rsid="03783c69"/>
    </style:style>
    <style:style style:name="T9" style:family="text">
      <style:text-properties officeooo:rsid="03819b46"/>
    </style:style>
    <style:style style:name="T10" style:family="text">
      <style:text-properties officeooo:rsid="0382904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382904d"/>
    </style:style>
    <style:style style:name="T13" style:family="text">
      <style:text-properties fo:language="en" fo:country="US" fo:font-weight="bold" officeooo:rsid="0382904d" style:font-weight-asian="bold" style:font-weight-complex="bold"/>
    </style:style>
    <style:style style:name="T14" style:family="text">
      <style:text-properties fo:language="en" fo:country="US" fo:font-weight="normal" officeooo:rsid="0382904d" style:font-weight-asian="normal" style:font-weight-complex="normal"/>
    </style:style>
    <style:style style:name="T15" style:family="text">
      <style:text-properties fo:language="en" fo:country="US" fo:font-weight="normal" officeooo:rsid="0387c02d" style:font-weight-asian="normal" style:font-weight-complex="normal"/>
    </style:style>
    <style:style style:name="T16" style:family="text">
      <style:text-properties fo:language="en" fo:country="US" fo:font-weight="normal" officeooo:rsid="03889b9f" style:font-weight-asian="normal" style:font-weight-complex="normal"/>
    </style:style>
    <style:style style:name="T17" style:family="text">
      <style:text-properties fo:language="en" fo:country="US" fo:font-weight="normal" officeooo:rsid="03893247" style:font-weight-asian="normal" style:font-weight-complex="normal"/>
    </style:style>
    <style:style style:name="T18" style:family="text">
      <style:text-properties fo:language="en" fo:country="US" officeooo:rsid="038703c7"/>
    </style:style>
    <style:style style:name="T19" style:family="text">
      <style:text-properties officeooo:rsid="0383d68a"/>
    </style:style>
    <style:style style:name="T20" style:family="text">
      <style:text-properties officeooo:rsid="038f4d1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שיעורי בית</text:h>
      <text:p text:style-name="P7">1. <text:span text:style-name="T4">כזכור, </text:span><text:span text:style-name="T2">מנגנון </text:span><text:span text:style-name="T4">הוא אלגוריתם שהקלט שלו הוא ההעדפות של בני-אדם. <text:s text:c="2"/>תנו שלוש דוגמאות מהחיים למנגנונים. <text:s/>לגבי כל אחד מהם, ציינו אם הוא כנה ואם הוא יעיל פארטו.</text:span></text:p>
      <text:p text:style-name="P7"/>
      <text:p text:style-name="P8">2. <text:span text:style-name="T5">קבוצת חברים רוצה לבחור מסעדה לצורך סעודת סיום מסכת של אחד החברים. הם מתלבטים בין כמה אפשרויות. ירמיהו</text:span><text:span text:style-name="T5"><text:note text:id="ftn0" text:note-class="footnote"><text:note-citation>1</text:note-citation><text:note-body><text:p text:style-name="P4"><text:span text:style-name="T10"><text:s/>ירמיהו בנתהאם (</text:span><text:bookmark text:name="firstHeading"/><text:span text:style-name="T11">Jeremy Bentham</text:span><text:span text:style-name="T12">), פילוסוף אנגלי שחי לפני כ-200 שנה. </text:span><text:span text:style-name="T18">פיתח</text:span><text:span text:style-name="T12"> את הפילוסופיה ה</text:span><text:span text:style-name="T13">אוטיליטרית </text:span><text:span text:style-name="T14">שמשפט המפתח שלה הוא: "it is the greatest happiness of the greatest number that is the measure of right and wrong". מקובל לפרש שהכוונה למיקסום </text:span><text:span text:style-name="T15">הסכום של רמות האושר</text:span><text:span text:style-name="T14">.</text:span></text:p></text:note-body></text:note></text:span><text:span text:style-name="T5"> מציע לבחור בין האפשרויות בעזרת המנגנון הבא.</text:span></text:p>
      <text:p text:style-name="P9">א. <text:span text:style-name="T1">הקלט</text:span>: <text:span text:style-name="T7">כל משתתף מציין, לגבי כל מסעדה, מספר בין 1 (מאד לא רוצה) ל-10 (מאד רוצה), למשל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18">משתתפים V<text:span text:style-name="T6"> <text:s text:c="7"/></text:span>מסעדות --&gt; <text:span text:style-name="T6"><text:s text:c="2"/></text:span></text:p>
          </table:table-cell>
          <table:table-cell table:style-name="Table1.A1" office:value-type="string">
            <text:p text:style-name="P17">א</text:p>
          </table:table-cell>
          <table:table-cell table:style-name="Table1.A1" office:value-type="string">
            <text:p text:style-name="P17">ב</text:p>
          </table:table-cell>
          <table:table-cell table:style-name="Table1.D1" office:value-type="string">
            <text:p text:style-name="P17">ג</text:p>
          </table:table-cell>
        </table:table-row>
        <table:table-row>
          <table:table-cell table:style-name="Table1.A2" office:value-type="string">
            <text:p text:style-name="P19"><text:span text:style-name="T7"><text:s text:c="3"/></text:span>א</text:p>
          </table:table-cell>
          <table:table-cell table:style-name="Table1.A2" office:value-type="string">
            <text:p text:style-name="P16">8</text:p>
          </table:table-cell>
          <table:table-cell table:style-name="Table1.A2" office:value-type="string">
            <text:p text:style-name="P16">4</text:p>
          </table:table-cell>
          <table:table-cell table:style-name="Table1.D2" office:value-type="string">
            <text:p text:style-name="P16">3</text:p>
          </table:table-cell>
        </table:table-row>
        <table:table-row>
          <table:table-cell table:style-name="Table1.A2" office:value-type="string">
            <text:p text:style-name="P19"><text:span text:style-name="T7"><text:s text:c="3"/></text:span>ב</text:p>
          </table:table-cell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8</text:p>
          </table:table-cell>
          <table:table-cell table:style-name="Table1.D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9"><text:span text:style-name="T7"><text:s text:c="3"/></text:span>ג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6</text:p>
          </table:table-cell>
          <table:table-cell table:style-name="Table1.D2" office:value-type="string">
            <text:p text:style-name="P16">9</text:p>
          </table:table-cell>
        </table:table-row>
        <table:table-row>
          <table:table-cell table:style-name="Table1.A2" office:value-type="string">
            <text:p text:style-name="P19"><text:span text:style-name="T7"><text:s text:c="3"/></text:span>ד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5</text:p>
          </table:table-cell>
          <table:table-cell table:style-name="Table1.D2" office:value-type="string">
            <text:p text:style-name="P16">2</text:p>
          </table:table-cell>
        </table:table-row>
        <table:table-row>
          <table:table-cell table:style-name="Table1.A2" office:value-type="string">
            <text:p text:style-name="P19"><text:span text:style-name="T7"><text:s text:c="3"/></text:span>ה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4</text:p>
          </table:table-cell>
          <table:table-cell table:style-name="Table1.D2" office:value-type="string">
            <text:p text:style-name="P16">3</text:p>
          </table:table-cell>
        </table:table-row>
        <table:table-row>
          <table:table-cell table:style-name="Table1.A2" office:value-type="string">
            <text:p text:style-name="P19"><text:span text:style-name="T7"><text:s text:c="3"/></text:span>ו</text:p>
          </table:table-cell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16">8</text:p>
          </table:table-cell>
          <table:table-cell table:style-name="Table1.D2" office:value-type="string">
            <text:p text:style-name="P16">2</text:p>
          </table:table-cell>
        </table:table-row>
      </table:table>
      <text:p text:style-name="P10">ב. <text:span text:style-name="T1">האלגוריתם</text:span>: עבור כל מסעדה, מחשבים את <text:span text:style-name="T1">סכום</text:span> כל<text:span text:style-name="T8"> המספרים שסימנו המשתתפים (הסכום בכל עמודה). בוחרים את המסעדה שהסכום בעמודה שלה הוא הגבוה ביותר.</text:span></text:p>
      <text:p text:style-name="P11">האם המנגנון <text:span text:style-name="T9">של ירמיהו</text:span> הוא כנה? האם הוא יעיל פארטו? הוכיחו כל אחת מהתשובות!</text:p>
      <text:p text:style-name="P11"/>
      <text:p text:style-name="P13">3. <text:span text:style-name="T19">יוחנן</text:span><text:span text:style-name="T19"><text:note text:id="ftn1" text:note-class="footnote"><text:note-citation>2</text:note-citation><text:note-body><text:p text:style-name="P5"><text:span text:style-name="T19"><text:s/>יוחנן רולס (</text:span><text:bookmark text:name="firstHeading2"/><text:span text:style-name="T11">John Rawls</text:span><text:span text:style-name="T19">), פילוסוף אמריקאי שנפטר לפני כ-20 שנה. פיתח את העיקרון: "</text:span>promoting the interests of the least advantaged members of society<text:span text:style-name="T19">". מקובל לפרש שהכוונה </text:span><text:span text:style-name="T14">למיקסום </text:span><text:span text:style-name="T16">רמת האושר הנמוכה ביותר.</text:span></text:p></text:note-body></text:note></text:span><text:span text:style-name="T19"> מציע לבחור בין האפשרויות בעזרת המנגנון הבא: הקלט - כמו קודם. האלגוריתם - עבור כל מסעדה מחשבים את המינימום בין כל המספרים שסימנו המשתתפים (המינימום בכל עמודה). בוחרים את המסעדה </text:span><text:span text:style-name="T17">שהמינימום בעמודה שלה הוא הגבוה ביותר.</text:span></text:p>
      <text:p text:style-name="P12">האם המנגנון <text:span text:style-name="T9">של יוחנן </text:span>הוא כנה? האם הוא יעיל פארטו? הוכיחו כל אחת מהתשובות!</text:p>
      <text:p text:style-name="P12"/>
      <text:p text:style-name="P14">4. הציעו שיפור למנגנון של יוחנן, שיהפוך אותו ליעיל-פארטו.<text:span text:style-name="T20"> האם המנגנון המשופר הוא כנה? הוכיחו או הפריכו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8T21:06:03.328192834</dc:date>
    <meta:editing-duration>P7DT18H49M18S</meta:editing-duration>
    <meta:editing-cycles>835</meta:editing-cycles>
    <meta:document-statistic meta:table-count="1" meta:image-count="0" meta:object-count="0" meta:page-count="1" meta:paragraph-count="41" meta:word-count="294" meta:character-count="1572" meta:non-whitespace-character-count="1287"/>
  </office:meta>
</office:document-meta>
</file>